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4.35cm" fo:min-width="26.6cm" draw:shadow-opacity="0%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 fo:min-height="1.55cm" fo:min-width="26.6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svg:stroke-color="#0066cc" draw:fill="solid" draw:fill-color="#000000" draw:opacity="0%" draw:textarea-horizontal-align="justify" draw:textarea-vertical-align="middle" draw:auto-grow-height="false" fo:min-height="11.95cm" fo:min-width="4.1cm" draw:shadow-opacity="0%"/>
    </style:style>
    <style:style style:name="gr5" style:family="graphic" style:parent-style-name="standard">
      <style:graphic-properties draw:fill-color="#0066cc" draw:opacity="0%" draw:textarea-horizontal-align="justify" draw:textarea-vertical-align="middle" draw:auto-grow-height="false" fo:min-height="11.95cm" fo:min-width="21.5cm" draw:shadow-opacity="0%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0.25cm" fo:min-width="4.3cm" draw:shadow-opacity="0%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25cm" fo:min-width="0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6.95cm" fo:min-width="3.6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95cm" fo:min-width="3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.95cm" fo:min-width="3.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6.95cm" fo:min-width="3.4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standard">
      <style:graphic-properties svg:stroke-color="#ff3333" draw:fill-color="#ffd320" draw:textarea-horizontal-align="justify" draw:textarea-vertical-align="middle" draw:auto-grow-height="false" fo:min-height="1.15cm" fo:min-width="5.549cm" fo:wrap-option="no-wrap"/>
    </style:style>
    <style:style style:name="gr15" style:family="graphic" style:parent-style-name="standard">
      <style:graphic-properties svg:stroke-color="#ff3333" draw:fill-color="#ffd320" draw:textarea-horizontal-align="justify" draw:textarea-vertical-align="middle" draw:auto-grow-height="false" fo:min-height="1.35cm" fo:min-width="3.349cm" fo:wrap-option="no-wrap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1cm" svg:height="14.6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1cm" svg:height="1.8cm" svg:x="0.5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1cm" svg:height="1.1cm" svg:x="3.6cm" svg:y="0.85cm">
          <draw:text-box>
            <text:p text:style-name="P2"><text:span text:style-name="T1">Indigo Card Issuing</text:span></text:p>
          </draw:text-box>
        </draw:frame>
        <draw:custom-shape draw:style-name="gr4" draw:text-style-name="P1" draw:layer="layout" svg:width="4.6cm" svg:height="12.2cm" svg:x="0.7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2cm" svg:height="12.2cm" svg:x="5.5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5cm" svg:height="0.8cm" svg:x="6.1cm" svg:y="3cm">
          <draw:text-box>
            <text:p text:style-name="P3"><text:span text:style-name="T2">Issuer</text:span></text:p>
          </draw:text-box>
        </draw:frame>
        <draw:frame draw:style-name="gr6" draw:text-style-name="P3" draw:layer="layout" svg:width="4.5cm" svg:height="0.8cm" svg:x="6.1cm" svg:y="3.7cm">
          <draw:text-box>
            <text:p text:style-name="P3"><text:span text:style-name="T2">Branch</text:span></text:p>
          </draw:text-box>
        </draw:frame>
        <draw:frame draw:style-name="gr6" draw:text-style-name="P3" draw:layer="layout" svg:width="4.5cm" svg:height="0.8cm" svg:x="6.1cm" svg:y="4.4cm">
          <draw:text-box>
            <text:p text:style-name="P3"><text:span text:style-name="T2">Product</text:span></text:p>
          </draw:text-box>
        </draw:frame>
        <draw:g>
          <draw:custom-shape draw:style-name="gr7" draw:text-style-name="P1" draw:layer="layout" svg:width="4.8cm" svg:height="0.5cm" svg:x="8.8cm" svg:y="3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cm" svg:height="0.5cm" svg:x="12.9cm" svg:y="3.8c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1" draw:layer="layout" svg:width="4.8cm" svg:height="0.5cm" svg:x="8.8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7cm" svg:height="0.5cm" svg:x="12.9cm" svg:y="4.5c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1" draw:layer="layout" svg:width="4.8cm" svg:height="0.5cm" svg:x="8.8cm" svg:y="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cm" svg:height="0.5cm" svg:x="12.9cm" svg:y="5.3c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" draw:text-style-name="P1" draw:layer="layout" svg:width="4.8cm" svg:height="0.5cm" svg:x="8.8cm" svg:y="3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7cm" svg:height="0.5cm" svg:x="12.9cm" svg:y="3.1cm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3" draw:layer="layout" svg:width="4.5cm" svg:height="0.8cm" svg:x="6.1cm" svg:y="5.1cm">
          <draw:text-box>
            <text:p text:style-name="P3"><text:span text:style-name="T2">Priority</text:span></text:p>
          </draw:text-box>
        </draw:frame>
        <draw:custom-shape draw:style-name="gr9" draw:text-style-name="P1" draw:layer="layout" svg:width="4.1cm" svg:height="7.2cm" svg:x="6.2cm" svg:y="6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cm" svg:height="7.2cm" svg:x="10.3cm" svg:y="6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7.2cm" svg:x="14.7cm" svg:y="6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7.2cm" svg:x="18.9cm" svg:y="6.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cm" svg:height="0.8cm" svg:x="6.3cm" svg:y="6.9cm">
          <draw:text-box>
            <text:p text:style-name="P3"><text:span text:style-name="T2">Issuer</text:span></text:p>
          </draw:text-box>
        </draw:frame>
        <draw:frame draw:style-name="gr6" draw:text-style-name="P3" draw:layer="layout" svg:width="4cm" svg:height="0.8cm" svg:x="14.8cm" svg:y="6.9cm">
          <draw:text-box>
            <text:p text:style-name="P3"><text:span text:style-name="T2">Product</text:span></text:p>
          </draw:text-box>
        </draw:frame>
        <draw:frame draw:style-name="gr6" draw:text-style-name="P3" draw:layer="layout" svg:width="4.4cm" svg:height="0.8cm" svg:x="10.3cm" svg:y="6.9cm">
          <draw:text-box>
            <text:p text:style-name="P3"><text:span text:style-name="T2">Branch</text:span></text:p>
          </draw:text-box>
        </draw:frame>
        <draw:frame draw:style-name="gr6" draw:text-style-name="P3" draw:layer="layout" svg:width="4cm" svg:height="0.8cm" svg:x="19cm" svg:y="6.9cm">
          <draw:text-box>
            <text:p text:style-name="P3"><text:span text:style-name="T2">Priority</text:span></text:p>
          </draw:text-box>
        </draw:frame>
        <draw:custom-shape draw:style-name="gr12" draw:text-style-name="P1" draw:layer="layout" svg:width="3.9cm" svg:height="7.2cm" svg:x="23cm" svg:y="6.8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3.8cm" svg:height="1.039cm" svg:x="23.1cm" svg:y="6.9cm">
          <draw:text-box>
            <text:p text:style-name="P3"><text:span text:style-name="T2">Total Requests</text:span></text:p>
          </draw:text-box>
        </draw:frame>
        <draw:custom-shape draw:style-name="gr14" draw:text-style-name="P4" draw:layer="layout" svg:width="6.049cm" svg:height="1.4cm" svg:x="19.051cm" svg:y="3cm">
          <text:p text:style-name="P1"><text:span text:style-name="T3">Filter results based on selection</text:span></text:p>
          <draw:enhanced-geometry svg:viewBox="0 0 21600 21600" draw:mirror-horizontal="false" draw:type="line-callout-2" draw:modifiers="-21135.867768595 22586.7237687366 -3600 4000 -892.561983471074 8541.327623126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4" draw:layer="layout" svg:width="3.849cm" svg:height="1.6cm" svg:x="1.05cm" svg:y="5.4cm">
          <text:p text:style-name="P1"><text:span text:style-name="T3">Clicking on item </text:span></text:p>
          <text:p text:style-name="P1"><text:span text:style-name="T3">takes you to card list</text:span></text:p>
          <draw:enhanced-geometry svg:viewBox="0 0 21600 21600" draw:mirror-horizontal="true" draw:type="line-callout-2" draw:modifiers="-13464.9350649351 33728.9194253592 -3600 4000 -1396.98701298701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12:43:42.148000000</meta:creation-date>
    <dc:date>2014-08-19T13:32:44.712000000</dc:date>
    <meta:editing-duration>PT17M48S</meta:editing-duration>
    <meta:editing-cycles>4</meta:editing-cycles>
    <meta:generator>LibreOffice/4.3.0.4$Windows_x86 LibreOffice_project/62ad5818884a2fc2e5780dd45466868d41009ec0</meta:generator>
    <meta:document-statistic meta:object-count="33"/>
  </office:meta>
</office:document-meta>
</file>